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textmaker="tm">
  <office:scripts/>
  <office:font-face-decls>
    <style:font-face style:name="Basic Sans" svg:font-family="'Basic Sans'" style:font-family-generic="roman"/>
    <style:font-face style:name="Berenika" svg:font-family="Berenika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Garamond1" svg:font-family="Garamond" style:font-family-generic="roman"/>
    <style:font-face style:name="Liberation Serif" svg:font-family="'Liberation Serif'" style:font-family-generic="roman"/>
    <style:font-face style:name="Linux Libertine O" svg:font-family="'Linux Libertine O'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Impact" svg:font-family="Impact" style:font-family-generic="swiss"/>
    <style:font-face style:name="Liberation Sans" svg:font-family="'Liberation Sans'" style:font-family-generic="swiss"/>
    <style:font-face style:name="Gentium Book Basic" svg:font-family="'Gentium Book Basic'" style:font-pitch="variable"/>
    <style:font-face style:name="JARDOTTY" svg:font-family="JARDOTTY" style:font-pitch="variable"/>
    <style:font-face style:name="Garamond" svg:font-family="Garamond" style:font-family-generic="roman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Gentium Book Basic" fo:font-size="14pt" fo:letter-spacing="normal" fo:language="en" fo:country="AU" fo:font-style="normal" style:text-underline-style="none" fo:font-weight="normal" style:letter-kerning="true" fo:background-color="transparent" style:font-name-asian="Berenika" style:font-size-asian="14pt" style:language-asian="zh" style:country-asian="CN" style:font-style-asian="normal" style:font-weight-asian="normal" style:font-name-complex="Berenika" style:font-size-complex="14pt" style:language-complex="hi" style:country-complex="IN" style:font-style-complex="normal" style:font-weight-complex="normal" style:text-scale="100%" text:display="true"/>
    </style:style>
    <style:style style:name="P2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style:font-name="Gentium Book Basic" fo:font-size="22pt" style:font-size-asian="22pt" style:font-name-complex="Garamond1" style:font-size-complex="2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style:font-name="Gentium Book Basic" fo:font-size="15pt" officeooo:paragraph-rsid="0017df7c" style:letter-kerning="false" style:font-name-asian="Linux Libertine O" style:font-size-asian="15pt" style:language-asian="en" style:country-asian="US" style:font-name-complex="Garamond" style:font-size-complex="15pt" style:language-complex="ar" style:country-complex="SA" fo:hyphenate="true" fo:hyphenation-remain-char-count="2" fo:hyphenation-push-char-count="2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style:font-name="Gentium Book Basic" fo:font-size="15pt" officeooo:rsid="00189931" officeooo:paragraph-rsid="00189931" style:letter-kerning="false" style:font-name-asian="Linux Libertine O" style:font-size-asian="15pt" style:language-asian="en" style:country-asian="US" style:font-name-complex="Garamond" style:font-size-complex="15pt" style:language-complex="ar" style:country-complex="SA" fo:hyphenate="true" fo:hyphenation-remain-char-count="2" fo:hyphenation-push-char-count="2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normal" style:text-underline-style="none" fo:font-weight="normal" officeooo:rsid="001278df" style:letter-kerning="true" fo:background-color="transparent" loext:char-shading-value="0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normal" style:text-underline-style="none" fo:font-weight="normal" officeooo:rsid="0017df7c" style:letter-kerning="true" fo:background-color="transparent" loext:char-shading-value="0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scale="100%" text:display="true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1" style:font-size-complex="22pt" style:language-complex="hi" style:country-complex="IN" style:font-style-complex="normal" style:font-weight-complex="normal" style:text-scale="100%" text:display="true"/>
    </style:style>
    <style:style style:name="T4" style:family="text">
      <style:text-properties officeooo:rsid="0017df7c"/>
    </style:style>
    <style:style style:name="T5" style:family="text">
      <style:text-properties style:font-name="JARDOTTY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3">
        <text:p text:style-name="P1">Name:</text:p>
        <text:p text:style-name="P2">Chapter XXX<text:span text:style-name="T4">IX</text:span><text:span text:style-name="T3"> – </text:span><text:span text:style-name="T1">Charity regarding </text:span><text:span text:style-name="T2">neighbour</text:span></text:p>
        <text:p text:style-name="P3">1. St. John says: <text:s text:c="2"/>“If any man say 'I love God' and hateth his brother, he is a <text:s/>_ _ _ _ _ _ _ .”</text:p>
        <text:p text:style-name="P3">2. Christ will say: “As often as you did it to one of these my least brethren, you did it to <text:s/>_ _ _ _ _ _ _ .”</text:p>
        <text:p text:style-name="P3">3. To love our neighbour with charity is to love <text:s/>_ _ _ _ _ _ _ <text:s/>who has identified Himself with our neighbour.</text:p>
        <text:p text:style-name="P3">4. Christ says: “Love your <text:s/>_ _ _ _ _ _ _ ; do good to them that <text:s/>_ _ _ _ _ _ _ you; pray for them that <text:s/>_ _ _ _ _ _ _ <text:s/>you.”</text:p>
        <text:p text:style-name="P3">5. In the parable of the <text:s/>_ _ _ _ _ _ _ <text:s/>Our Lord shows that we must forgive others.</text:p>
        <text:p text:style-name="P3">6. The love in fraternal charity (<text:span text:style-name="T5">is</text:span>) (<text:span text:style-name="T5">is not</text:span>) a feeling.</text:p>
        <text:p text:style-name="P3">7. It is a (<text:span text:style-name="T5">natural</text:span>) (<text:span text:style-name="T5">supernatural</text:span>) love.</text:p>
        <text:p text:style-name="P3">8. It is a union of (<text:span text:style-name="T5">opinions</text:span>) (<text:span text:style-name="T5">wills</text:span>).</text:p>
        <text:p text:style-name="P3">9. Envy arises from <text:s/>_ _ _ _ _ _ _ .</text:p>
        <text:p text:style-name="P3">10. Envy (<text:span text:style-name="T5">admits</text:span>) (<text:span text:style-name="T5">does not admit</text:span>) light matter.</text:p>
        <text:p text:style-name="P3">11. It (<text:span text:style-name="T5">is</text:span>) (<text:span text:style-name="T5">is not</text:span>) possible for us to hate God.</text:p>
        <text:p text:style-name="P3">12. Hatred of God (<text:span text:style-name="T5">admits</text:span>) (<text:span text:style-name="T5">does not admit</text:span>) light matter.</text:p>
        <text:p text:style-name="P3">13. St. John says: “He that hateth his brother walketh in <text:s/>_ _ _ _ _ _ _ .”</text:p>
        <text:p text:style-name="P3">14. Scripture says that God detests “him that soweth <text:s/>_ _ _ _ _ _ _ <text:s/>among brethren.”</text:p>
        <text:p text:style-name="P3">15. Christ says that it would be better for a man to have a millstone tied about his neck and to be “ _ _ _ _ _ _ _ <text:s/>in the depths of the sea” rather than to give scandal.</text:p>
        <text:p text:style-name="P3">16. To entice another to commit sin is the sin of <text:s/>_ _ _ _ _ _ _ .</text:p>
        <text:p text:style-name="P3">17. Formal co-operation in sin is (<text:span text:style-name="T5">sometimes</text:span>) (<text:span text:style-name="T5">never</text:span>) allowed.</text:p>
        <text:p text:style-name="P3">18. From right order arises <text:s/>_ _ _ _ _ _ _ .</text:p>
        <text:p text:style-name="P3">19. The three effects of fraternal charity are: <text:s/>_ _ _ _ _ _ _ , <text:s/>_ _ _ _ _ _ _ <text:s/>and <text:s/>_ _ _ _ _ _ _ .</text:p>
        <text:p text:style-name="P3">20. Charity shows itself in the seven <text:s/>_ _ _ _ _ _ _ <text:s/>and <text:s/>_ _ _ _ _ _ _ <text:s/>works of mercy; and in fraternal <text:s/>_ _ _ _ _ _ _ .</text:p>
        <text:p text:style-name="P4"><text:soft-page-break/>1. St. John says: “If any man say 'I love God' and hateth his brother, he is a (<text:span text:style-name="T7">liar</text:span>).” 2. Christ will say: “As often as you did it to one of these my least brethren, you did it to (<text:span text:style-name="T7">me</text:span>).” 3. To love our neighbour with charity is to love (<text:span text:style-name="T7">Christ</text:span>) who has identified Himself with our neighbour. 4. Christ says: “Love your (<text:span text:style-name="T7">enemies</text:span>); do good to them that (<text:span text:style-name="T7">hate</text:span>) you; pray for them that (<text:span text:style-name="T7">persecute</text:span>) you.” 5. In the parable of the (<text:span text:style-name="T7">ungrateful servant</text:span>) Our Lord shows that we must forgive others. 6. The love in fraternal charity (is) (<text:span text:style-name="T7">is not</text:span>) a feeling. 7. It is a (natural) (<text:span text:style-name="T7">supernatural</text:span>) love. 8. It is a union of (opinions) (<text:span text:style-name="T7">wills</text:span>). 9. Envy arises from (<text:span text:style-name="T7">pride</text:span>). 10. Envy (<text:span text:style-name="T7">admits</text:span>) (does not admit) light matter. 11. It (<text:span text:style-name="T7">is</text:span>) (is not) possible for us to hate God. 12. Hatred of God (admits) (<text:span text:style-name="T7">does not admit</text:span>) light matter. 13. St. John says: “He that hateth his brother walketh in (<text:span text:style-name="T7">darkness</text:span>).” 14. Scripture says that God detests “him that soweth (<text:span text:style-name="T7">discord</text:span>) among brethren.” 15. Christ says that it would be better for a man to have a millstone tied about his neck and to be “(<text:span text:style-name="T7">drowned</text:span>) in the depths of the sea” rather than to give scandal. 16. To entice another to commit sin is the sin of (<text:span text:style-name="T7">scandal</text:span>). 17. Formal co-operation in sin is (sometimes) (<text:span text:style-name="T7">never</text:span>) allowed. 18. From right order arises (<text:span text:style-name="T7">peace</text:span>). 19. The three effects of fraternal charity are: (<text:span text:style-name="T7">peace</text:span>), (<text:span text:style-name="T7">joy</text:span>) and (<text:span text:style-name="T7">mercy</text:span>). 20. Charity shows itself in the seven (<text:span text:style-name="T7">corporal</text:span>) and (<text:span text:style-name="T7">spiritual</text:span>) works of mercy; and in fraternal (<text:span text:style-name="T7">correction</text:span>)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textmaker="tm">
  <office:font-face-decls>
    <style:font-face style:name="Basic Sans" svg:font-family="'Basic Sans'" style:font-family-generic="roman"/>
    <style:font-face style:name="Berenika" svg:font-family="Berenika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Garamond1" svg:font-family="Garamond" style:font-family-generic="roman"/>
    <style:font-face style:name="Liberation Serif" svg:font-family="'Liberation Serif'" style:font-family-generic="roman"/>
    <style:font-face style:name="Linux Libertine O" svg:font-family="'Linux Libertine O'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Impact" svg:font-family="Impact" style:font-family-generic="swiss"/>
    <style:font-face style:name="Liberation Sans" svg:font-family="'Liberation Sans'" style:font-family-generic="swiss"/>
    <style:font-face style:name="Gentium Book Basic" svg:font-family="'Gentium Book Basic'" style:font-pitch="variable"/>
    <style:font-face style:name="JARDOTTY" svg:font-family="JARDOTTY" style:font-pitch="variable"/>
    <style:font-face style:name="Garamond" svg:font-family="Garamon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text:number-lines="true" text:line-number="0"/>
    </style:style>
    <style:style style:name="Normal" style:family="paragraph">
      <style:paragraph-properties textmaker:pgf-auto-space-before="false" textmaker:pgf-auto-space-after="false"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>
        <style:background-image/>
      </style:paragraph-properties>
      <style:text-properties fo:font-variant="normal" fo:text-transform="none" style:use-window-font-color="true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AU" fo:font-style="normal" style:text-underline-style="none" fo:font-weight="normal" style:letter-kerning="true" fo:background-color="transparent" style:font-name-asian="DejaVu Sans" style:font-family-asian="'DejaVu Sans'" style:font-family-generic-asian="roman" style:font-size-asian="10.5pt" style:language-asian="zh" style:country-asian="CN" style:font-style-asian="normal" style:font-weight-asian="normal" style:font-name-complex="FreeSans" style:font-family-complex="FreeSans" style:font-family-generic-complex="roman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text:number-lines="true" text:line-number="0"/>
      <style:text-properties style:font-name="Liberation Sans" fo:font-family="'Liberation Sans'" style:font-family-generic="swiss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text:number-lines="tru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2cm" fo:margin-right="0cm" fo:margin-top="0.423cm" fo:margin-bottom="0.106cm" loext:contextual-spacing="false" fo:keep-together="always" fo:hyphenation-ladder-count="no-limit" fo:text-indent="-0.76cm" style:auto-text-indent="false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margin-left="1.016cm" fo:margin-right="0cm" fo:text-indent="-1.014cm" style:auto-text-indent="false"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fo:margin-left="1.27cm" fo:margin-right="0cm" fo:text-indent="-1.268cm" style:auto-text-indent="false"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Normal" style:family="text"/>
    <style:style style:name="Bullet_20_Symbols" style:display-name="Bullet Symbols" style:family="text">
      <style:text-properties style:font-name="OpenSymbol" fo:font-family="OpenSymbol" style:font-family-generic="roman" style:font-name-asian="OpenSymbol" style:font-family-asian="OpenSymbol" style:font-family-generic-asian="roman" style:font-name-complex="OpenSymbol" style:font-family-complex="OpenSymbol" style:font-family-generic-complex="roman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8cm" fo:page-height="29.71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6-05-02T11:55:24</meta:creation-date>
    <dc:date>2016-08-01T11:07:21.496544948</dc:date>
    <meta:print-date>2016-08-01T11:00:10.117473410</meta:print-date>
    <meta:editing-duration>PT33M20S</meta:editing-duration>
    <meta:editing-cycles>3</meta:editing-cycles>
    <meta:document-statistic meta:table-count="0" meta:image-count="0" meta:object-count="0" meta:page-count="2" meta:paragraph-count="23" meta:word-count="666" meta:character-count="3113" meta:non-whitespace-character-count="2440"/>
  </office:meta>
</office:document-meta>
</file>